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dobe Song Std L" svg:font-family="'Adobe Song Std L'" style:font-pitch="variable"/>
    <style:font-face style:name="Sentinel Light" svg:font-family="'Sentinel Light'" style:font-pitch="variable"/>
    <style:font-face style:name="Tallys" svg:font-family="Tallys" style:font-pitch="variable"/>
    <style:font-face style:name="Whitney HTF Book" svg:font-family="'Whitney HTF Book'" style:font-pitch="variable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Whitney HTF Book" fo:font-size="24pt" style:font-size-asian="24pt" style:font-size-complex="24pt"/>
    </style:style>
    <style:style style:name="P2" style:family="paragraph" style:parent-style-name="Standard">
      <style:text-properties style:font-name="Adobe Garamond Pro" fo:font-size="24pt" style:font-size-asian="24pt" style:font-size-complex="24pt"/>
    </style:style>
    <style:style style:name="P3" style:family="paragraph" style:parent-style-name="Standard">
      <style:text-properties style:font-name="Adobe Song Std L" fo:font-size="24pt" style:font-size-asian="24pt" style:font-size-complex="24pt"/>
    </style:style>
    <style:style style:name="P4" style:family="paragraph" style:parent-style-name="Standard">
      <style:text-properties style:font-name="Sentinel Light" fo:font-size="24pt" style:font-size-asian="24pt" style:font-size-complex="24pt"/>
    </style:style>
    <style:style style:name="P5" style:family="paragraph" style:parent-style-name="Standard">
      <style:text-properties style:font-name="Tallys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itney HTF Book </text:p>
      <text:p text:style-name="P1"/>
      <text:p text:style-name="P2">Adobe Garamond Pro</text:p>
      <text:p text:style-name="P2"/>
      <text:p text:style-name="P3">Adobe Song Std L</text:p>
      <text:p text:style-name="P5">Tallys</text:p>
      <text:p text:style-name="P3"/>
      <text:p text:style-name="P4">Sentinel Ligh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dobe Song Std L" svg:font-family="'Adobe Song Std L'" style:font-pitch="variable"/>
    <style:font-face style:name="Sentinel Light" svg:font-family="'Sentinel Light'" style:font-pitch="variable"/>
    <style:font-face style:name="Tallys" svg:font-family="Tallys" style:font-pitch="variable"/>
    <style:font-face style:name="Whitney HTF Book" svg:font-family="'Whitney HTF Book'" style:font-pitch="variable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ungshim Gontijo</meta:initial-creator>
    <meta:creation-date>2013-04-08T10:52:46</meta:creation-date>
    <meta:document-statistic meta:table-count="0" meta:image-count="0" meta:object-count="0" meta:page-count="1" meta:paragraph-count="5" meta:word-count="13" meta:character-count="71"/>
    <dc:date>2013-04-08T11:01:03</dc:date>
    <dc:creator>Youngshim Gontijo</dc:creator>
    <meta:editing-duration>PT8M20S</meta:editing-duration>
    <meta:editing-cycles>1</meta:editing-cycles>
    <meta:generator>OpenOffice.org/3.3$Unix OpenOffice.org_project/330m20$Build-9567</meta:generator>
  </office:meta>
</office:document-meta>
</file>